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4.51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18mm"/>
    </style:style>
    <style:style style:name="co5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5" style:family="table-cell" style:parent-style-name="Default">
      <style:table-cell-properties fo:background-color="#e6e6fa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d3d3d3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0808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8aa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ackground-color="#d8bfd8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#e6e6fa"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2">
      <style:table-cell-properties fo:background-color="#f08080"/>
    </style:style>
    <style:style style:name="ce17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6e6fa"/>
    </style:style>
    <style:style style:name="ce20" style:family="table-cell" style:parent-style-name="Default">
      <style:table-cell-properties fo:background-color="#d8bfd8"/>
    </style:style>
    <style:style style:name="ce21" style:family="table-cell" style:parent-style-name="Default">
      <style:table-cell-properties fo:background-color="#f08080"/>
    </style:style>
    <style:style style:name="ce22" style:family="table-cell" style:parent-style-name="Default">
      <style:table-cell-properties fo:background-color="#eee8aa"/>
    </style:style>
    <style:style style:name="ce45" style:family="table-cell" style:parent-style-name="Default">
      <style:table-cell-properties fo:background-color="#ff000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ALUMNO/A: JAVIER TORIBIO GÓMEZ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" office:value-type="string" calcext:value-type="string">
            <text:p>PRÁCTICA 3. PRODUCTOS ASTURIANO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11"/>
          <table:table-cell table:style-name="ce18" office:value-type="string" calcext:value-type="string">
            <text:p>TU NOTA</text:p>
          </table:table-cell>
          <table:table-cell table:style-name="ce18" office:value-type="string" calcext:value-type="string">
            <text:p>COMENTARIOS</text:p>
          </table:table-cell>
          <table:table-cell/>
          <table:table-cell table:style-name="ce18" office:value-type="string" calcext:value-type="string">
            <text:p>DEFENSA DE LA PRÁCTICA</text:p>
          </table:table-cell>
        </table:table-row>
        <table:table-row table:style-name="ro1">
          <table:table-cell office:value-type="string" calcext:value-type="string">
            <text:p>index.js y package.json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2"/>
          <table:table-cell table:style-name="ce45" office:value-type="string" calcext:value-type="string">
            <text:p>P1 (-1 punto)</text:p>
          </table:table-cell>
        </table:table-row>
        <table:table-row table:style-name="ro1">
          <table:table-cell office:value-type="string" calcext:value-type="string">
            <text:p>/ model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2"/>
          <table:table-cell table:style-name="ce45" office:value-type="string" calcext:value-type="string">
            <text:p>P2 (-3 puntos)</text:p>
          </table:table-cell>
        </table:table-row>
        <table:table-row table:style-name="ro1">
          <table:table-cell office:value-type="string" calcext:value-type="string">
            <text:p>/ route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2"/>
          <table:table-cell table:style-name="ce45" office:value-type="string" calcext:value-type="string">
            <text:p>P3 (suspenso)</text:p>
          </table:table-cell>
        </table:table-row>
        <table:table-row table:style-name="ro1">
          <table:table-cell office:value-type="string" calcext:value-type="string">
            <text:p>/ view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 public 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 utils 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3" table:formula="of:=SUM([.B7:.B12])" office:value-type="float" office:value="0.25" calcext:value-type="float">
            <text:p>0,25</text:p>
          </table:table-cell>
          <table:table-cell table:style-name="ce13" table:formula="of:=SUM([.C7:.C12])" office:value-type="float" office:value="0.25" calcext:value-type="float">
            <text:p>0,25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4"/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squema y modelo básico productos</text:p>
          </table:table-cell>
          <table:table-cell table:number-columns-repeated="2" table:style-name="ce12" office:value-type="float" office:value="0.2" calcext:value-type="float">
            <text:p>0,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quema comentarios</text:p>
          </table:table-cell>
          <table:table-cell table:number-columns-repeated="2" table:style-name="ce12" office:value-type="float" office:value="0.2" calcext:value-type="float">
            <text:p>0,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quema y modelo usuarios registrados</text:p>
          </table:table-cell>
          <table:table-cell table:number-columns-repeated="2" table:style-name="ce12" office:value-type="float" office:value="0.1" calcext:value-type="float">
            <text:p>0,10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3" table:formula="of:=SUM([.B16:.B18])" office:value-type="float" office:value="0.5" calcext:value-type="float">
            <text:p>0,50</text:p>
          </table:table-cell>
          <table:table-cell table:style-name="ce13" table:formula="of:=SUM([.C16:.C18])" office:value-type="float" office:value="0.5" calcext:value-type="float">
            <text:p>0,50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4"/>
          <table:table-cell table:style-name="ce3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>
            <text:p>Parte pública (publico.js)</text:p>
          </table:table-cell>
          <table:table-cell table:style-name="ce15"/>
          <table:table-cell table:style-name="ce1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GET / → publico_index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/ buscar → publico_index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/ producto /:id → publico_producto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Parte privada (productos.js)</text:p>
          </table:table-cell>
          <table:table-cell table:style-name="ce15"/>
          <table:table-cell table:style-name="ce1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GET / → admin_productos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/ productos / nuevo → admin_productos_form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/ productos / editar /:id → admin_productos_form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OST /productos → redirige a la ruta base del enrutador</text:p>
          </table:table-cell>
          <table:table-cell table:style-name="ce12" office:value-type="float" office:value="0.5" calcext:value-type="float">
            <text:p>0,50</text:p>
          </table:table-cell>
          <table:table-cell table:style-name="ce12" office:value-type="float" office:value="0.25" calcext:value-type="float">
            <text:p>0,25</text:p>
          </table:table-cell>
          <table:table-cell table:style-name="ce6" office:value-type="string" calcext:value-type="string">
            <text:p>No es obligatorio incluir una imagen. Cuando el usuario no indica imagen, insertar una imagen producto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 / productos / :id → redirige a la ruta base del enrutador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 / productos / :id → redirige a la ruta base del enrutador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15"/>
          <table:table-cell table:style-name="ce1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GET / login → auth_login.nkj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/ login → ruta base del enrutador de productos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/ logout → redirige a la raíz de la parte pública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3" table:formula="of:=SUM([.B23:.B25];[.B27:.B32];[.B34:.B36])" office:value-type="float" office:value="5" calcext:value-type="float">
            <text:p>5,00</text:p>
          </table:table-cell>
          <table:table-cell table:style-name="ce13" table:formula="of:=SUM([.C23:.C25];[.C27:.C32];[.C34:.C36])" office:value-type="float" office:value="4.75" calcext:value-type="float">
            <text:p>4,75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Vistas</text:p>
          </table:table-cell>
          <table:table-cell table:style-name="ce14"/>
          <table:table-cell table:style-name="ce3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>
            <text:p>Parte pública</text:p>
          </table:table-cell>
          <table:table-cell table:style-name="ce15"/>
          <table:table-cell table:style-name="ce1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ublico_base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blico_index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blico_producto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blico_error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Parte privada</text:p>
          </table:table-cell>
          <table:table-cell table:style-name="ce15"/>
          <table:table-cell table:style-name="ce1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dmin_base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in_menu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in_producto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in_productos_form.njk (formulario insercion y edicion)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in_error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15"/>
          <table:table-cell table:style-name="ce1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uth_login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3" table:formula="of:=SUM([.B41:.B44];[.B46:.B50];[.B52])" office:value-type="float" office:value="3" calcext:value-type="float">
            <text:p>3,00</text:p>
          </table:table-cell>
          <table:table-cell table:style-name="ce13" table:formula="of:=SUM([.C41:.C44];[.C46:.C50];[.C52])" office:value-type="float" office:value="3" calcext:value-type="float">
            <text:p>3,00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12"/>
          <table:table-cell table:number-columns-repeated="4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11"/>
          <table:table-cell table:style-name="ce20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argar librerías (express, mongoose, nunjucks, method-override, express-session)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gar enrutadores / Conectar con MongoDB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cializar Express / Puesta en marcha servidor Express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iguración y asignación de nunjucks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Aplicar middleware (urlencoded, method-override, session, bootstrap, parte pública, asignar rutas a enrutadores) 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3" table:formula="of:=SUM([.B56:.B60])" office:value-type="float" office:value="0.5" calcext:value-type="float">
            <text:p>0,50</text:p>
          </table:table-cell>
          <table:table-cell table:style-name="ce13" table:formula="of:=SUM([.C56:.C60])" office:value-type="float" office:value="0.5" calcext:value-type="float">
            <text:p>0,50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7" office:value-type="string" calcext:value-type="string">
            <text:p>Proteccion rutas de administración (/ utils/ auth.js)</text:p>
          </table:table-cell>
          <table:table-cell table:number-columns-repeated="2" table:style-name="ce13" office:value-type="float" office:value="0.5" calcext:value-type="float">
            <text:p>0,50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11"/>
          <table:table-cell table:style-name="ce20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style-name="ce12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3" table:formula="of:=SUM([.B66:.B67])" office:value-type="float" office:value="0.25" calcext:value-type="float">
            <text:p>0,25</text:p>
          </table:table-cell>
          <table:table-cell table:style-name="ce13" table:formula="of:=SUM([.C66:.C67])" office:value-type="float" office:value="0.125" calcext:value-type="float">
            <text:p>0,13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PENALIZACIONES</text:p>
          </table:table-cell>
          <table:table-cell table:style-name="ce16"/>
          <table:table-cell table:style-name="ce2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Incluye / node_modules</text:p>
          </table:table-cell>
          <table:table-cell table:style-name="ce12" office:value-type="float" office:value="-2" calcext:value-type="float">
            <text:p>-2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a enrutadores &lt; 2,5 puntos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a vistas &lt; 1,5 puntos?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rrado de comentarios no implementado</text:p>
          </table:table-cell>
          <table:table-cell/>
          <table:table-cell table:style-name="ce12" office:value-type="float" office:value="-0.5" calcext:value-type="float">
            <text:p>-0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guntas no contestadas o mal contestadas</text:p>
          </table:table-cell>
          <table:table-cell/>
          <table:table-cell table:style-name="ce12" office:value-type="float" office:value="-5.13" calcext:value-type="float">
            <text:p>-5,13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17" table:formula="of:=SUM([.B13];[.B19];[.B37];[.B53];[.B61];[.B63];[.B68])" office:value-type="float" office:value="10" calcext:value-type="float">
            <text:p>10,00</text:p>
          </table:table-cell>
          <table:table-cell table:style-name="ce17" table:formula="of:=SUM([.C13];[.C19];[.C37];[.C53];[.C61];[.C63];[.C68];[.C75];[.C76])" office:value-type="float" office:value="3.995" calcext:value-type="float">
            <text:p>4,00</text:p>
          </table:table-cell>
          <table:table-cell table:style-name="ce22"/>
          <table:table-cell table:number-columns-repeated="2"/>
        </table:table-row>
        <table:table-row table:style-name="ro1" table:number-rows-repeated="104849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2">00/00/0000</text:date>, <text:time style:data-style-name="N2" text:time-value="09:45:00.1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1.2$Windows_x86 LibreOffice_project/e80a0e0fd1875e1696614d24c32df0f95f03deb2</meta:generator>
    <dc:date>2021-02-22T09:48:07.043000000</dc:date>
    <meta:editing-duration>PT1H59M55S</meta:editing-duration>
    <meta:editing-cycles>13</meta:editing-cycles>
    <meta:document-statistic meta:table-count="1" meta:cell-count="162" meta:object-count="0"/>
  </office:meta>
</office:document-meta>
</file>